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keep-with-next="always"/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P4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  <style:style style:name="P5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6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AL/NODE/echeances/droitsEcheancesAffilieCommun#%</text:p>
      <text:p text:style-name="Standard"/>
      <text:p text:style-name="P4">%=droitEcheanceAffilieInd_texteFin=% <text:span text:style-name="T1">%=droitEcheanceAffilieInd_texteCopie=%</text:span><text:span text:style-name="T2"> %=droitEcheanceAffilieInd_texteCopieFin=% </text:span><text:span text:style-name="T1">%=droitEcheanceAffilieInd_texteNss=% </text:span><text:span text:style-name="T2">%=droitEcheanceAffilieInd_texteFinFormation=%</text:span></text:p>
      <text:p text:style-name="P3"/>
      <text:p text:style-name="P3">%=droitEcheanceAffilieInd_texteRevision=%</text:p>
      <text:p text:style-name="P2"/>
      <text:p text:style-name="P2">%=droitEcheanceAffilieInd_texteSalutations=%</text:p>
      <text:p text:style-name="P1"/>
      <text:p text:style-name="P1"/>
      <text:p text:style-name="P1"/>
      <text:p text:style-name="P1"/>
      <text:p text:style-name="P1">%#include AL/NODE/commun/signatures/AF_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7-14T14:22:16.58</dc:date>
    <meta:editing-cycles>68</meta:editing-cycles>
    <meta:editing-duration>PT14H52M35S</meta:editing-duration>
    <meta:document-statistic meta:table-count="0" meta:image-count="0" meta:object-count="0" meta:page-count="1" meta:paragraph-count="5" meta:word-count="11" meta:character-count="392"/>
    <meta:user-defined meta:name="Info 1"/>
    <meta:user-defined meta:name="Info 2"/>
    <meta:user-defined meta:name="Info 3"/>
    <meta:user-defined meta:name="Info 4"/>
  </office:meta>
</office:document-meta>
</file>